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6ffee" draw:textarea-horizontal-align="justify" draw:textarea-vertical-align="middle" draw:auto-grow-height="false" fo:min-height="0.766cm" fo:min-width="3.945cm"/>
    </style:style>
    <style:style style:name="gr2" style:family="graphic" style:parent-style-name="standard">
      <style:graphic-properties draw:fill-color="#e3d6ff" draw:textarea-horizontal-align="justify" draw:textarea-vertical-align="middle" draw:auto-grow-height="false" fo:min-height="0.766cm" fo:min-width="4.326cm"/>
    </style:style>
    <style:style style:name="gr3" style:family="graphic" style:parent-style-name="standard">
      <style:graphic-properties draw:fill-color="#ffd6d6" draw:textarea-horizontal-align="justify" draw:textarea-vertical-align="middle" draw:auto-grow-height="false" fo:min-height="0.766cm" fo:min-width="4.834cm"/>
    </style:style>
    <style:style style:name="gr4" style:family="graphic" style:parent-style-name="standard">
      <style:graphic-properties draw:fill-color="#fff7d6" draw:textarea-horizontal-align="justify" draw:textarea-vertical-align="middle" draw:auto-grow-height="false" fo:min-height="0.766cm" fo:min-width="3.945cm"/>
    </style:style>
    <style:style style:name="gr5" style:family="graphic" style:parent-style-name="standard">
      <style:graphic-properties draw:fill-color="#e9ffd6" draw:textarea-horizontal-align="justify" draw:textarea-vertical-align="middle" draw:auto-grow-height="false" fo:min-height="0.766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1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4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6" style:family="graphic" style:parent-style-name="standard">
      <style:graphic-properties draw:fill-color="#ffd6d6" draw:textarea-horizontal-align="justify" draw:textarea-vertical-align="middle" draw:auto-grow-height="false" fo:min-height="0.766cm" fo:min-width="3.9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6ffee"/>
      <style:paragraph-properties fo:text-align="center"/>
    </style:style>
    <style:style style:name="P3" style:family="paragraph">
      <loext:graphic-properties draw:fill-color="#e3d6ff"/>
      <style:paragraph-properties fo:text-align="center"/>
    </style:style>
    <style:style style:name="P4" style:family="paragraph">
      <loext:graphic-properties draw:fill-color="#ffd6d6"/>
      <style:paragraph-properties fo:text-align="center"/>
    </style:style>
    <style:style style:name="P5" style:family="paragraph">
      <loext:graphic-properties draw:fill-color="#fff7d6"/>
      <style:paragraph-properties fo:text-align="center"/>
    </style:style>
    <style:style style:name="P6" style:family="paragraph">
      <loext:graphic-properties draw:fill-color="#e9ffd6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8" style:family="paragraph">
      <style:text-properties fo:font-size="14pt" style:font-size-asian="18pt" style:font-size-complex="18pt"/>
    </style:style>
    <style:style style:name="P9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10" style:family="paragraph">
      <style:paragraph-properties fo:text-align="start"/>
      <style:text-properties fo:font-size="14pt" style:font-size-asian="18pt" style:font-size-complex="18pt"/>
    </style:style>
    <style:style style:name="P11" style:family="paragraph">
      <style:text-properties fo:font-size="15pt" style:font-size-asian="18pt" style:font-size-complex="18pt"/>
    </style:style>
    <style:style style:name="P12" style:family="paragraph">
      <loext:graphic-properties draw:fill="none" draw:fill-color="#ffffff"/>
      <style:text-properties fo:font-size="15pt" style:font-size-asian="18pt" style:font-size-complex="18pt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45cm" svg:height="1.016cm" svg:x="4.81cm" svg:y="8.747cm">
          <text:p text:style-name="P1">sma1(100%)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826cm" svg:height="1.016cm" svg:x="4.762cm" svg:y="3.969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334cm" svg:height="1.016cm" svg:x="4.302cm" svg:y="20.304cm">
          <text:p text:style-name="P1">benny(40%)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445cm" svg:height="1.016cm" svg:x="4.683cm" svg:y="16.494cm">
          <text:p text:style-name="P1">a1(50%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4.826cm" svg:height="1.016cm" svg:x="4.726cm" svg:y="12.557cm">
          <text:p text:style-name="P1">ma1(60%)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draw:line-skew="-1.071cm" svg:x1="4.302cm" svg:y1="20.812cm" svg:x2="4.683cm" svg:y2="17.002cm" draw:start-shape="id1" draw:end-shape="id2" draw:end-glue-point="3" svg:d="M4302 20812c-2358 0-2548-3810 381-3810" svg:viewBox="0 0 2175 3811">
          <text:p text:style-name="P1"><text:span text:style-name="T1"><text:s text:c="2"/></text:span><text:span text:style-name="T1">7,000.00</text:span></text:p>
        </draw:connector>
        <draw:connector draw:style-name="gr6" draw:text-style-name="P7" draw:layer="layout" draw:type="curve" draw:line-skew="-1.381cm" svg:x1="4.683cm" svg:y1="17.002cm" svg:x2="4.726cm" svg:y2="13.065cm" draw:start-shape="id2" draw:start-glue-point="3" draw:end-shape="id3" draw:end-glue-point="3" svg:d="M4683 17002c-2824 0-2846-3937 43-3937" svg:viewBox="0 0 2165 3938">
          <text:p text:style-name="P1"><text:span text:style-name="T1"><text:s text:c="4"/></text:span><text:span text:style-name="T1">8,500.00</text:span></text:p>
        </draw:connector>
        <draw:connector draw:style-name="gr6" draw:text-style-name="P7" draw:layer="layout" draw:type="curve" draw:line-skew="-1.354cm" svg:x1="4.81cm" svg:y1="9.255cm" svg:x2="4.762cm" svg:y2="4.477cm" draw:start-shape="id4" draw:start-glue-point="3" draw:end-shape="id5" draw:end-glue-point="3" svg:d="M4810 9255c-2854 0-2830-4778-48-4778" svg:viewBox="0 0 2139 4779">
          <text:p text:style-name="P1"><text:span text:style-name="T1"><text:tab/></text:span><text:span text:style-name="T1">8,500.00</text:span><text:span text:style-name="T1"><text:tab/></text:span></text:p>
        </draw:connector>
        <draw:connector draw:style-name="gr7" draw:text-style-name="P9" draw:layer="layout" draw:type="curve" draw:line-skew="0.945cm" svg:x1="9.588cm" svg:y1="4.477cm" svg:x2="9.255cm" svg:y2="9.255cm" draw:start-shape="id5" draw:start-glue-point="1" draw:end-shape="id4" svg:d="M9588 4477c2169 0 2335 4778-333 4778" svg:viewBox="0 0 1982 4779">
          <text:p text:style-name="P8"><text:span text:style-name="T1">5666.67</text:span></text:p>
        </draw:connector>
        <draw:connector draw:style-name="gr7" draw:text-style-name="P9" draw:layer="layout" draw:type="curve" draw:line-skew="1.037cm" svg:x1="9.255cm" svg:y1="9.255cm" svg:x2="9.552cm" svg:y2="13.065cm" draw:start-shape="id4" draw:start-glue-point="1" draw:end-shape="id3" draw:end-glue-point="1" svg:d="M9255 9255c2752 0 2604 3810 297 3810" svg:viewBox="0 0 2047 3811">
          <text:p text:style-name="P10"><text:span text:style-name="T1">3400.00</text:span></text:p>
        </draw:connector>
        <draw:connector draw:style-name="gr7" draw:text-style-name="P9" draw:layer="layout" draw:type="curve" draw:line-skew="1.005cm" svg:x1="9.552cm" svg:y1="13.065cm" svg:x2="9.128cm" svg:y2="17.002cm" draw:start-shape="id3" draw:end-shape="id2" draw:end-glue-point="1" svg:d="M9552 13065c2259 0 2471 3937-424 3937" svg:viewBox="0 0 2147 3938">
          <text:p text:style-name="P10"><text:span text:style-name="T1">2833.33</text:span></text:p>
        </draw:connector>
        <draw:frame draw:style-name="gr8" draw:text-style-name="P12" draw:layer="layout" svg:width="18.07cm" svg:height="3.191cm" svg:x="1.508cm" svg:y="22.797cm">
          <draw:text-box>
            <text:p text:style-name="P11"><text:span text:style-name="T2">csv</text:span><text:span text:style-name="T2"><text:tab/></text:span><text:span text:style-name="T2">entry:</text:span></text:p>
            <text:p text:style-name="P11"><text:span text:style-name="T2"/></text:p>
            <text:p text:style-name="P11"><text:span text:style-name="T2">Player </text:span><text:span text:style-name="T2"><text:tab/></text:span><text:span text:style-name="T2"><text:tab/></text:span><text:span text:style-name="T2">Turnover <text:s/></text:span><text:span text:style-name="T2"><text:tab/></text:span><text:span text:style-name="T2"><text:tab/></text:span><text:span text:style-name="T2"><text:tab/></text:span><text:span text:style-name="T2">Banker Turnover</text:span></text:p>
            <text:p text:style-name="P11"><text:span text:style-name="T2">Benny <text:s text:c="2"/></text:span><text:span text:style-name="T2"><text:tab/></text:span><text:span text:style-name="T2"><text:tab/></text:span><text:span text:style-name="T2">7000.00 </text:span><text:span text:style-name="T2"><text:tab/></text:span><text:span text:style-name="T2"> </text:span><text:span text:style-name="T2"><text:tab/></text:span><text:span text:style-name="T2"><text:tab/></text:span><text:span text:style-name="T2">1500.00</text:span></text:p>
            <text:p text:style-name="P11"><text:span text:style-name="T2">Koko <text:s text:c="2"/></text:span><text:span text:style-name="T2"><text:tab/></text:span><text:span text:style-name="T2"><text:tab/></text:span><text:span text:style-name="T2">1,500.00 </text:span><text:span text:style-name="T2"><text:tab/></text:span><text:span text:style-name="T2"> </text:span><text:span text:style-name="T2"><text:tab/></text:span><text:span text:style-name="T2"><text:tab/></text:span><text:span text:style-name="T2">0.00</text:span></text:p>
          </draw:text-box>
        </draw:frame>
        <draw:frame draw:style-name="gr9" draw:text-style-name="P13" draw:layer="layout" svg:width="9.779cm" svg:height="2.621cm" svg:x="9.89cm" svg:y="1.537cm">
          <draw:text-box>
            <text:p><text:span text:style-name="T3">Company</text:span></text:p>
            <text:p><text:span text:style-name="T3">Total Player T/O: 8500.00+6500.00=15000.00</text:span></text:p>
            <text:p><text:span text:style-name="T3">Distribute Player: 10000.00</text:span></text:p>
            <text:p><text:span text:style-name="T3">Coeff: 10000.00/15000.00 <text:s/>= <text:s/>0.6666 </text:span></text:p>
            <text:p><text:span text:style-name="T3"/></text:p>
          </draw:text-box>
        </draw:frame>
        <draw:frame draw:style-name="gr10" draw:text-style-name="P14" draw:layer="layout" svg:width="4.572cm" svg:height="1.905cm" svg:x="11.922cm" svg:y="12.176cm">
          <draw:text-box>
            <text:p><text:span text:style-name="T3">ma1 </text:span></text:p>
            <text:p><text:span text:style-name="T3">(8,500 * 0.666) * </text:span><text:span text:style-name="T3">60%</text:span></text:p>
            <text:p><text:span text:style-name="T3">3400.00</text:span></text:p>
          </draw:text-box>
        </draw:frame>
        <draw:connector draw:style-name="gr6" draw:text-style-name="P7" draw:layer="layout" draw:type="curve" draw:line-skew="-1.413cm" svg:x1="4.726cm" svg:y1="13.065cm" svg:x2="4.81cm" svg:y2="9.255cm" draw:start-shape="id3" draw:start-glue-point="3" draw:end-shape="id4" svg:d="M4726 13065c-2871 0-2913-3810 84-3810" svg:viewBox="0 0 2244 3811">
          <text:p text:style-name="P1"><text:span text:style-name="T1"><text:s text:c="6"/></text:span><text:span text:style-name="T1">8,500.00</text:span></text:p>
        </draw:connector>
        <draw:connector draw:style-name="gr7" draw:text-style-name="P9" draw:layer="layout" draw:type="curve" draw:line-skew="0.9cm" svg:x1="9.128cm" svg:y1="17.002cm" svg:x2="9.636cm" svg:y2="20.812cm" draw:start-shape="id2" draw:start-glue-point="1" draw:end-shape="id1" draw:end-glue-point="1" svg:d="M9128 17002c2863 0 2609 3810 508 3810" svg:viewBox="0 0 2118 3811">
          <text:p text:style-name="P10"><text:span text:style-name="T1">1866.67</text:span></text:p>
        </draw:connector>
        <draw:custom-shape draw:style-name="gr1" draw:text-style-name="P2" xml:id="id6" draw:id="id6" draw:layer="layout" svg:width="4.445cm" svg:height="1.016cm" svg:x="15.478cm" svg:y="6.715cm">
          <text:p text:style-name="P1">sma2(100%)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curve" svg:x1="9.588cm" svg:y1="4.477cm" svg:x2="17.7cm" svg:y2="6.715cm" draw:start-shape="id5" draw:start-glue-point="1" draw:end-shape="id6" draw:end-glue-point="0" svg:d="M9588 4477c5408 0 8112 746 8112 2238" svg:viewBox="0 0 8113 2239">
          <text:p/>
        </draw:connector>
        <draw:connector draw:style-name="gr6" draw:text-style-name="P16" draw:layer="layout" draw:type="curve" svg:x1="15.478cm" svg:y1="7.223cm" svg:x2="9.588cm" svg:y2="4.477cm" draw:start-shape="id6" draw:start-glue-point="3" draw:end-shape="id5" draw:end-glue-point="1" svg:d="M15478 7223c-4417 0-1473-2746-5890-2746" svg:viewBox="0 0 5891 2747">
          <text:p text:style-name="P1"><text:tab/></text:p>
        </draw:connector>
        <draw:frame draw:style-name="gr12" draw:text-style-name="P17" draw:layer="layout" svg:width="2.966cm" svg:height="0.835cm" svg:x="12.557cm" svg:y="5.626cm">
          <draw:text-box>
            <text:p text:style-name="P8"><text:span text:style-name="T1">6,500.00</text:span></text:p>
          </draw:text-box>
        </draw:frame>
        <draw:frame draw:style-name="gr13" draw:text-style-name="P14" draw:layer="layout" svg:width="4.953cm" svg:height="2.147cm" svg:x="15.859cm" svg:y="7.87cm">
          <draw:text-box>
            <text:p><text:span text:style-name="T3">sma2</text:span></text:p>
            <text:p><text:span text:style-name="T3">(6,500 * 0.666) * 100%</text:span></text:p>
            <text:p><text:span text:style-name="T3">4333.33</text:span></text:p>
          </draw:text-box>
        </draw:frame>
        <draw:frame draw:style-name="gr13" draw:text-style-name="P14" draw:layer="layout" svg:width="5.08cm" svg:height="2.147cm" svg:x="11.16cm" svg:y="7.985cm">
          <draw:text-box>
            <text:p><text:span text:style-name="T3">sma1 </text:span></text:p>
            <text:p><text:span text:style-name="T3">(8,500 * 0.666) * 100%</text:span></text:p>
            <text:p><text:span text:style-name="T3">5666.67</text:span></text:p>
          </draw:text-box>
        </draw:frame>
        <draw:frame draw:style-name="gr14" draw:text-style-name="P14" draw:layer="layout" svg:width="4.572cm" svg:height="1.778cm" svg:x="6.588cm" svg:y="21.701cm">
          <draw:text-box>
            <text:p><text:span text:style-name="T3">benny</text:span></text:p>
            <text:p><text:span text:style-name="T3">(7,000 * 0.666) * 40%</text:span></text:p>
            <text:p><text:span text:style-name="T3">1866.67</text:span></text:p>
          </draw:text-box>
        </draw:frame>
        <draw:frame draw:style-name="gr15" draw:text-style-name="P14" draw:layer="layout" svg:width="7.62cm" svg:height="1.524cm" svg:x="11.541cm" svg:y="15.732cm">
          <draw:text-box>
            <text:p><text:span text:style-name="T3">a1 </text:span></text:p>
            <text:p><text:span text:style-name="T3">(8,500 * </text:span><text:span text:style-name="T3">0.666) * </text:span><text:span text:style-name="T3">50%=283</text:span><text:span text:style-name="T3">3.33</text:span></text:p>
          </draw:text-box>
        </draw:frame>
        <draw:frame draw:style-name="gr12" draw:text-style-name="P17" draw:layer="layout" svg:width="2.966cm" svg:height="0.835cm" svg:x="16.322cm" svg:y="4.102cm">
          <draw:text-box>
            <text:p text:style-name="P8"><text:span text:style-name="T1">4,333.33</text:span></text:p>
          </draw:text-box>
        </draw:frame>
        <draw:custom-shape draw:style-name="gr16" draw:text-style-name="P4" xml:id="id7" draw:id="id7" draw:layer="layout" svg:width="4.445cm" svg:height="1.016cm" svg:x="13.954cm" svg:y="20.304cm">
          <text:p text:style-name="P1">koko(40%)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572cm" svg:height="1.778cm" svg:x="13.954cm" svg:y="21.701cm">
          <draw:text-box>
            <text:p><text:span text:style-name="T3">koko</text:span></text:p>
            <text:p><text:span text:style-name="T3">(1,500 * 0.666) * 40%</text:span></text:p>
            <text:p><text:span text:style-name="T3">400</text:span></text:p>
          </draw:text-box>
        </draw:frame>
        <draw:connector draw:style-name="gr6" draw:text-style-name="P7" draw:layer="layout" draw:type="curve" svg:x1="13.954cm" svg:y1="20.812cm" svg:x2="9.128cm" svg:y2="17.002cm" draw:start-shape="id7" draw:end-shape="id2" draw:end-glue-point="1" svg:d="M13954 20812c-3621 0-1208-3810-4826-3810" svg:viewBox="0 0 4827 3811">
          <text:p text:style-name="P1"><text:span text:style-name="T1"/></text:p>
        </draw:connector>
        <draw:connector draw:style-name="gr7" draw:text-style-name="P9" draw:layer="layout" draw:type="curve" draw:line-skew="4.017cm" svg:x1="9.128cm" svg:y1="17.002cm" svg:x2="16.126cm" svg:y2="20.304cm" draw:start-shape="id2" draw:start-glue-point="1" svg:d="M9128 17002c11649 0 8150 3302 6998 3302" svg:viewBox="0 0 8397 3303">
          <text:p text:style-name="P10"><text:span text:style-name="T1"/></text:p>
        </draw:connector>
        <draw:frame draw:style-name="gr17" draw:text-style-name="P17" draw:layer="layout" svg:width="2.424cm" svg:height="0.802cm" svg:x="11.795cm" svg:y="18.653cm">
          <draw:text-box>
            <text:p><text:span text:style-name="T1">1,500.00</text:span></text:p>
          </draw:text-box>
        </draw:frame>
        <draw:frame draw:style-name="gr17" draw:text-style-name="P17" draw:layer="layout" svg:width="2.013cm" svg:height="0.802cm" svg:x="15.34cm" svg:y="18.272cm">
          <draw:text-box>
            <text:p><text:span text:style-name="T1">400.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09:40:59.116625919</meta:creation-date>
    <dc:date>2017-06-22T05:53:54.277766820</dc:date>
    <meta:editing-duration>P2DT3H5M5S</meta:editing-duration>
    <meta:editing-cycles>27</meta:editing-cycles>
    <meta:generator>LibreOffice/5.1.6.2$Linux_X86_64 LibreOffice_project/10m0$Build-2</meta:generator>
    <meta:document-statistic meta:object-count="31"/>
  </office:meta>
</office:document-meta>
</file>